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  <style:text-properties fo:color="#d4d4d4" officeooo:paragraph-rsid="00012075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9cdcfe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style:font-name="Consolas" fo:font-size="10.5pt" fo:font-weight="normal"/>
    </style:style>
    <style:style style:name="T5" style:family="text">
      <style:text-properties fo:color="#b5cea8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text:span text:style-name="T1">"usuarios"</text:span>:</text:p>
      <text:p text:style-name="P2">    <text:span text:style-name="T3">[</text:span></text:p>
      <text:p text:style-name="P2">        <text:span text:style-name="T3">{</text:span><text:span text:style-name="T2">"apelido"</text:span><text:span text:style-name="T3">: </text:span><text:span text:style-name="T4">"Jão "</text:span><text:span text:style-name="T3">, </text:span><text:span text:style-name="T2">"nome"</text:span><text:span text:style-name="T3">:</text:span><text:span text:style-name="T4">"Jao do Osso"</text:span><text:span text:style-name="T3"> , </text:span><text:span text:style-name="T2">"data"</text:span><text:span text:style-name="T3">: </text:span><text:span text:style-name="T4">"28/05/2008"</text:span><text:span text:style-name="T3"> ,</text:span><text:span text:style-name="T2">"senha"</text:span><text:span text:style-name="T3">: </text:span><text:span text:style-name="T5">123</text:span><text:span text:style-name="T3">},</text:span></text:p>
      <text:p text:style-name="P2">        <text:span text:style-name="T3">{</text:span><text:span text:style-name="T2">"apelido"</text:span><text:span text:style-name="T3">: </text:span><text:span text:style-name="T4">"Ze"</text:span><text:span text:style-name="T3">, </text:span><text:span text:style-name="T2">"nome"</text:span><text:span text:style-name="T3">:</text:span><text:span text:style-name="T4">"Ze do Osso"</text:span><text:span text:style-name="T3"> , </text:span><text:span text:style-name="T2">"data"</text:span><text:span text:style-name="T3">: </text:span><text:span text:style-name="T4">"28/04/2009"</text:span><text:span text:style-name="T3"> ,</text:span><text:span text:style-name="T2">"senha"</text:span><text:span text:style-name="T3">: </text:span><text:span text:style-name="T5">432</text:span><text:span text:style-name="T3">}</text:span></text:p>
      <text:p text:style-name="P2">    <text:span text:style-name="T3">]</text:span></text:p>
      <text:p text:style-name="P1">}</text:p>
      <text:p text:style-name="P4"/>
      <text:p text:style-name="P1">{<text:span text:style-name="T1">"mensagem"</text:span>:</text:p>
      <text:p text:style-name="P2">    <text:span text:style-name="T3">[</text:span></text:p>
      <text:p text:style-name="P2">        <text:span text:style-name="T3">{</text:span></text:p>
      <text:p text:style-name="P2">            <text:span text:style-name="T2">"id"</text:span><text:span text:style-name="T3"> : </text:span><text:span text:style-name="T5">1</text:span><text:span text:style-name="T3">,</text:span></text:p>
      <text:p text:style-name="P2">            <text:span text:style-name="T2">"texto"</text:span><text:span text:style-name="T3">: </text:span><text:span text:style-name="T4">"textos"</text:span><text:span text:style-name="T3">,</text:span></text:p>
      <text:p text:style-name="P2">            <text:span text:style-name="T2">"data_envio"</text:span><text:span text:style-name="T3">: </text:span><text:span text:style-name="T4">"data e hora do envio"</text:span><text:span text:style-name="T3">,</text:span></text:p>
      <text:p text:style-name="P2">            <text:span text:style-name="T2">"remetente"</text:span><text:span text:style-name="T3">: </text:span><text:span text:style-name="T4">"jao"</text:span><text:span text:style-name="T3">,</text:span></text:p>
      <text:p text:style-name="P2">            <text:span text:style-name="T2">"destinatario"</text:span><text:span text:style-name="T3">:</text:span></text:p>
      <text:p text:style-name="P2">                <text:span text:style-name="T3">[</text:span></text:p>
      <text:p text:style-name="P2">                    <text:span text:style-name="T3">{</text:span><text:span text:style-name="T2">"1"</text:span><text:span text:style-name="T3"> : </text:span><text:span text:style-name="T4">"ze"</text:span><text:span text:style-name="T3">},</text:span></text:p>
      <text:p text:style-name="P2">                    <text:span text:style-name="T3">{</text:span><text:span text:style-name="T2">"2"</text:span><text:span text:style-name="T3"> : </text:span><text:span text:style-name="T4">"zezinho"</text:span><text:span text:style-name="T3">},</text:span></text:p>
      <text:p text:style-name="P2">                    <text:span text:style-name="T3">{</text:span><text:span text:style-name="T2">"3"</text:span><text:span text:style-name="T3"> : </text:span><text:span text:style-name="T4">"zezAO"</text:span><text:span text:style-name="T3">},</text:span></text:p>
      <text:p text:style-name="P2">                <text:span text:style-name="T3">],</text:span></text:p>
      <text:p text:style-name="P2">            <text:span text:style-name="T2">"resposta"</text:span><text:span text:style-name="T3">:</text:span></text:p>
      <text:p text:style-name="P2">                <text:span text:style-name="T3">[</text:span></text:p>
      <text:p text:style-name="P3">                    <text:span text:style-name="T3">{</text:span><text:span text:style-name="T2">"id"</text:span><text:span text:style-name="T3"> : </text:span><text:span text:style-name="T5">1</text:span><text:span text:style-name="T3">, </text:span><text:span text:style-name="T2">"remetente"</text:span><text:span text:style-name="T3">: </text:span><text:span text:style-name="T4">"ze"</text:span><text:span text:style-name="T3"> ,</text:span><text:span text:style-name="T2">"destinatario"</text:span><text:span text:style-name="T3">: [</text:span><text:span text:style-name="T4">"Jão"</text:span><text:span text:style-name="T3">,</text:span><text:span text:style-name="T4">"zezao"</text:span><text:span text:style-name="T3">,</text:span><text:span text:style-name="T4">"zezin"</text:span><text:span text:style-name="T3">],</text:span></text:p>
      <text:p text:style-name="P3"><text:span text:style-name="T2">"data_envio"</text:span><text:span text:style-name="T3"> : </text:span><text:span text:style-name="T4">"25/05/2055"</text:span><text:span text:style-name="T3">, </text:span><text:span text:style-name="T2">"mensagem"</text:span><text:span text:style-name="T3"> : </text:span><text:span text:style-name="T4">"testo da mensagem"</text:span><text:span text:style-name="T3">},</text:span></text:p>
      <text:p text:style-name="P2">                </text:p>
      <text:p text:style-name="P2">                <text:span text:style-name="T3">] </text:span></text:p>
      <text:p text:style-name="P2">        <text:span text:style-name="T3">}</text:span></text:p>
      <text:p text:style-name="P2">    <text:span text:style-name="T3">]</text:span></text:p>
      <text:p text:style-name="P1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2:09:14.048000000</meta:creation-date>
    <dc:date>2020-04-28T22:13:12.701000000</dc:date>
    <meta:editing-duration>PT4M</meta:editing-duration>
    <meta:editing-cycles>1</meta:editing-cycles>
    <meta:document-statistic meta:table-count="0" meta:image-count="0" meta:object-count="0" meta:page-count="1" meta:paragraph-count="28" meta:word-count="74" meta:character-count="761" meta:non-whitespace-character-count="433"/>
    <meta:generator>LibreOffice/6.2.1.2$Windows_X86_64 LibreOffice_project/7bcb35dc3024a62dea0caee87020152d1ee96e71</meta:generator>
  </office:meta>
</office:document-meta>
</file>